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200%" fo:text-align="start" style:justify-single-word="false"/>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resented mathematical model, together with its software implementation, makes it possible to assess the degree of influence of а vehicle on waterlogged forest soil, depending on the design parameters of the tire and the vertical loads on it.</text:p>
      <text:p text:style-name="P1">The model is developed based on the theory of soil mechanics. The plane problem of compaction of water-saturated anisotropic soil is considered. It was shown that with an instantaneous application of a vertical load, the initial distribution of stress and water pressure in the soil are expressed through their values ​​in a state of complete stabilization. Therefore, it is conventionally assumed that the magnitude of the load does not change before the onset of this state, causing linear deformations of the soil.</text:p>
      <text:p text:style-name="P1">Thus, first, a plane problem of different modulus of the theory of a linearly deformable medium is solved. <text:s/>The solution is found by the finite element method with respect to displacements. Then, the steady-state and initial values ​​of the stresses are determined.</text:p>
      <text:p text:style-name="P1">It was found that the form of the transverse loading diagram has a significant effect on the degree of the stress state of the soil. At the same average contact pressures, the parabolic shape of the loading diagram, which is characteristic of tires with reduced internal air pressure, has the smallest effect on the soil.</text:p>
      <text:p text:style-name="P1">The method can serve as the basis for predicting the degree of soil compaction and the intensity of rutting, as well as the environmental consequences of the operation of forest m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gor Ratnere</meta:initial-creator>
    <meta:creation-date>2021-07-21T14:26:00</meta:creation-date>
    <dc:date>2021-07-21T14:51:23</dc:date>
    <dc:creator>Igor Ratnere</dc:creator>
    <meta:editing-duration>PT25M23S</meta:editing-duration>
    <meta:editing-cycles>2</meta:editing-cycles>
    <meta:generator>OpenOffice/4.1.10$Unix OpenOffice.org_project/4110m2$Build-9807</meta:generator>
    <meta:document-statistic meta:table-count="0" meta:image-count="0" meta:object-count="0" meta:page-count="1" meta:paragraph-count="5" meta:word-count="249" meta:character-count="1536"/>
  </office:meta>
</office:document-meta>
</file>